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4"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true" fo:line-height="105%" fo:text-indent="0in" style:auto-text-indent="false"/>
    </style:style>
    <style:style style:name="P1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39" style:family="paragraph" style:parent-style-name="Standard">
      <style:paragraph-properties fo:margin-left="0in" fo:margin-right="0in" fo:line-height="105%" fo:text-indent="0in" style:auto-text-indent="false"/>
      <style:text-properties fo:language="en" fo:country="GB"/>
    </style:style>
    <style:style style:name="P40" style:family="paragraph" style:parent-style-name="Standard">
      <style:paragraph-properties fo:margin-left="0in" fo:margin-right="0in" fo:line-height="105%" fo:text-indent="0in" style:auto-text-indent="false"/>
    </style:style>
    <style:style style:name="P41"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42"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3"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45"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46"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7"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8"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9"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52" style:family="paragraph" style:parent-style-name="Standard">
      <style:paragraph-properties fo:margin-left="4.5in" fo:margin-right="0in" fo:margin-top="0in" fo:margin-bottom="0in" loext:contextual-spacing="true" fo:line-height="105%" fo:text-indent="0in" style:auto-text-indent="false"/>
    </style:style>
    <style:style style:name="P53"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4" style:family="paragraph" style:parent-style-name="Standard">
      <style:text-properties style:font-name="Calibri" fo:font-size="11pt"/>
    </style:style>
    <style:style style:name="P55"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56"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7"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5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5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6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6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a7c80" officeooo:paragraph-rsid="004a7c80"/>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36"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37"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47" style:family="text">
      <style:text-properties fo:color="#808080" style:font-name="Calibri" fo:font-size="8pt" fo:language="en" fo:country="US" style:letter-kerning="true" style:font-name-asian="Arial1" style:font-size-asian="8pt" style:language-asian="ar" style:country-asian="SA" style:font-size-complex="10pt"/>
    </style:style>
    <style:style style:name="T48" style:family="text">
      <style:text-properties fo:color="#7f7f7f" style:font-name="Calibri" fo:font-size="8pt" fo:language="en" fo:country="US" style:letter-kerning="true" style:font-name-asian="Arial1" style:font-size-asian="8pt" style:language-asian="ar" style:country-asian="SA" style:font-size-complex="8pt"/>
    </style:style>
    <style:style style:name="T49" style:family="text">
      <style:text-properties fo:color="#7f7f7f" style:font-name="Calibri" fo:font-size="8pt" fo:language="en" fo:country="US" style:letter-kerning="true" style:font-name-asian="Arial1" style:font-size-asian="8pt" style:language-asian="ar" style:country-asian="SA" style:font-size-complex="10pt"/>
    </style:style>
    <style:style style:name="T50"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51"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52"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53" style:family="text">
      <style:text-properties style:font-name="Times New Roman" fo:font-size="14pt" style:font-name-asian="Times New Roman1" style:font-size-asian="14pt" style:font-name-complex="Times New Roman1" style:font-size-complex="12pt"/>
    </style:style>
    <style:style style:name="T54"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5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6"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57" style:family="text">
      <style:text-properties style:font-name="Times New Roman" fo:font-size="12pt" style:font-name-asian="Times New Roman1" style:font-size-asian="12pt" style:font-name-complex="Times New Roman1" style:font-size-complex="12pt"/>
    </style:style>
    <style:style style:name="T58" style:family="text">
      <style:text-properties style:font-name="Times New Roman" fo:language="en" fo:country="GB" officeooo:rsid="00132c6b" style:font-name-asian="Times New Roman1" style:font-name-complex="Times New Roman1"/>
    </style:style>
    <style:style style:name="T59" style:family="text">
      <style:text-properties style:font-name="Times New Roman" fo:language="en" fo:country="GB" officeooo:rsid="00114326" style:font-name-asian="Times New Roman1" style:font-name-complex="Times New Roman1"/>
    </style:style>
    <style:style style:name="T60" style:family="text">
      <style:text-properties style:font-name="Times New Roman" fo:language="en" fo:country="GB" officeooo:rsid="0013d54a" style:font-name-asian="Times New Roman1" style:font-name-complex="Times New Roman1"/>
    </style:style>
    <style:style style:name="T61" style:family="text">
      <style:text-properties style:font-name="Times New Roman" fo:language="en" fo:country="GB" officeooo:rsid="001574e3" style:font-name-asian="Times New Roman1" style:font-name-complex="Times New Roman1"/>
    </style:style>
    <style:style style:name="T62" style:family="text">
      <style:text-properties style:font-name="Times New Roman" fo:language="en" fo:country="GB" officeooo:rsid="001b2fe6" style:font-name-asian="Times New Roman1" style:font-name-complex="Times New Roman1"/>
    </style:style>
    <style:style style:name="T63" style:family="text">
      <style:text-properties style:font-name="Times New Roman" fo:language="en" fo:country="GB" officeooo:rsid="001d2cc1" style:font-name-asian="Times New Roman1" style:font-name-complex="Times New Roman1"/>
    </style:style>
    <style:style style:name="T64" style:family="text">
      <style:text-properties style:font-name="Times New Roman" fo:language="en" fo:country="GB" officeooo:rsid="0024a4a0" style:font-name-asian="Times New Roman1" style:font-name-complex="Times New Roman1"/>
    </style:style>
    <style:style style:name="T65" style:family="text">
      <style:text-properties style:font-name="Times New Roman" fo:language="en" fo:country="GB" officeooo:rsid="002bb4e1" style:font-name-asian="Times New Roman1" style:font-name-complex="Times New Roman1"/>
    </style:style>
    <style:style style:name="T66" style:family="text">
      <style:text-properties style:font-name="Times New Roman" fo:language="en" fo:country="GB" officeooo:rsid="002aa1e6" style:font-name-asian="Times New Roman1" style:font-name-complex="Times New Roman1"/>
    </style:style>
    <style:style style:name="T67" style:family="text">
      <style:text-properties style:font-name="Times New Roman" fo:language="en" fo:country="GB" officeooo:rsid="002cf005" style:font-name-asian="Times New Roman1" style:font-name-complex="Times New Roman1"/>
    </style:style>
    <style:style style:name="T68" style:family="text">
      <style:text-properties style:font-name="Times New Roman" fo:language="en" fo:country="GB" officeooo:rsid="002c4d6d" style:font-name-asian="Times New Roman1" style:font-name-complex="Times New Roman1"/>
    </style:style>
    <style:style style:name="T69" style:family="text">
      <style:text-properties style:font-name="Times New Roman" fo:language="en" fo:country="GB" officeooo:rsid="002e88ce" style:font-name-asian="Times New Roman1" style:font-name-complex="Times New Roman1"/>
    </style:style>
    <style:style style:name="T70" style:family="text">
      <style:text-properties style:font-name="Times New Roman" fo:language="en" fo:country="GB" officeooo:rsid="0030a5ed" style:font-name-asian="Times New Roman1" style:font-name-complex="Times New Roman1"/>
    </style:style>
    <style:style style:name="T71" style:family="text">
      <style:text-properties style:font-name="Times New Roman" fo:language="en" fo:country="GB" officeooo:rsid="002f9c98" style:font-name-asian="Times New Roman1" style:font-name-complex="Times New Roman1"/>
    </style:style>
    <style:style style:name="T72" style:family="text">
      <style:text-properties style:font-name="Times New Roman" fo:language="en" fo:country="GB" officeooo:rsid="0030e5a2" style:font-name-asian="Times New Roman1" style:font-name-complex="Times New Roman1"/>
    </style:style>
    <style:style style:name="T73" style:family="text">
      <style:text-properties style:font-name="Times New Roman" fo:language="en" fo:country="GB" officeooo:rsid="003812f5" style:font-name-asian="Times New Roman1" style:font-name-complex="Times New Roman1"/>
    </style:style>
    <style:style style:name="T74"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75"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76"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77"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78"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79"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80" style:family="text">
      <style:text-properties style:font-name="Times New Roman" style:font-name-asian="Times New Roman1" style:font-name-complex="Times New Roman1"/>
    </style:style>
    <style:style style:name="T81"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82"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83" style:family="text">
      <style:text-properties style:text-position="33% 58%" style:font-name="Times New Roman" fo:language="en" fo:country="GB" officeooo:rsid="0013d54a" style:font-name-asian="Times New Roman1" style:font-name-complex="Times New Roman1"/>
    </style:style>
    <style:style style:name="T84" style:family="text">
      <style:text-properties style:text-position="33% 58%" officeooo:rsid="0026a84c"/>
    </style:style>
    <style:style style:name="T85" style:family="text">
      <style:text-properties style:text-position="33% 58%" officeooo:rsid="0026f3a4"/>
    </style:style>
    <style:style style:name="T86" style:family="text">
      <style:text-properties style:text-position="33% 58%" officeooo:rsid="0028dafe"/>
    </style:style>
    <style:style style:name="T87" style:family="text">
      <style:text-properties fo:font-style="italic" style:font-style-asian="italic"/>
    </style:style>
    <style:style style:name="T88" style:family="text">
      <style:text-properties fo:font-weight="bold" style:font-weight-asian="bold"/>
    </style:style>
    <style:style style:name="T89" style:family="text">
      <style:text-properties officeooo:rsid="0026a84c"/>
    </style:style>
    <style:style style:name="T90" style:family="text">
      <style:text-properties officeooo:rsid="0026f3a4"/>
    </style:style>
    <style:style style:name="T91" style:family="text">
      <style:text-properties officeooo:rsid="00275b20"/>
    </style:style>
    <style:style style:name="T92" style:family="text">
      <style:text-properties officeooo:rsid="0028dafe"/>
    </style:style>
    <style:style style:name="T93" style:family="text">
      <style:text-properties officeooo:rsid="004a7c80"/>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51">Part B-1</text:span><text:span text:style-name="T82"> </text:span></text:p>
      <text:p text:style-name="P49"/>
      <text:p text:style-name="P16"><text:span text:style-name="T52">1. Excellence</text:span><text:span text:style-name="T53"> <text:s/></text:span><text:span text:style-name="T52"><text:s/></text:span></text:p>
      <text:p text:style-name="P17"><text:s/></text:p>
      <text:list xml:id="list360953594" text:style-name="WWNum1">
        <text:list-item>
          <text:list>
            <text:list-item>
              <text:p text:style-name="P56">Quality and pertinence of the project’s research and innovation objectives (and the extent to which they are ambitious, and go beyond the state of the art)</text:p>
            </text:list-item>
          </text:list>
        </text:list-item>
      </text:list>
      <text:p text:style-name="P34">Introduction</text:p>
      <text:p text:style-name="P28"><text:span text:style-name="T7">A</text:span><text:span text:style-name="T59">ctive matter, </text:span><text:span text:style-name="T61">denoting collections of actively moving particles,</text:span><text:span text:style-name="T59"> </text:span><text:span text:style-name="T58">is </text:span><text:span text:style-name="T59">an emerging subject of study at the interface between </text:span><text:span text:style-name="T58">soft matter</text:span><text:span text:style-name="T59"> physics and biology. </text:span><text:span text:style-name="T58">It has </text:span><text:span text:style-name="T62">been</text:span><text:span text:style-name="T58"> attract</text:span><text:span text:style-name="T62">ing</text:span><text:span text:style-name="T58"> increasing </text:span><text:span text:style-name="T8">interest</text:span><text:span text:style-name="T58"> </text:span><text:span text:style-name="T62">over the past few decades </text:span><text:span text:style-name="T63">due to its intriguing properties and applicability in a broad range of length scales, </text:span><text:span text:style-name="T64">from animals to tissues and cells</text:span><text:span text:style-name="T60">.</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fMqiYCRNQp"/><text:span text:style-name="T83">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fMqiYCRNQp"/><text:span text:style-name="T61">⁠ </text:span><text:span text:style-name="T63">I</text:span><text:span text:style-name="T62">ts study </text:span><text:span text:style-name="T64">can deepen our understanding of processes such as tissue formation and cancer growth. The knowledge of active matter </text:span><text:span text:style-name="T62">has </text:span><text:span text:style-name="T63">also</text:span><text:span text:style-name="T62"> </text:span><text:span text:style-name="T64">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kL4Cff5fl2"/><text:span text:style-name="T37">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kL4Cff5fl2"/><text:span text:style-name="T37">⁠</text:span></text:p>
      <text:p text:style-name="P35">Active matter is constantly drive<text:span text:style-name="T93">n</text:span> out of equilibrium due to the energy injection at single particle scale. <text:span text:style-name="T89">The consequences of being out of equilibrium are most obvious when active particles are in complex environments, especially under confinement. For example,</text:span><text:span text:style-name="T91"> </text:span><text:span text:style-name="T89">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1UWKofj8K6"/><text:span text:style-name="T84">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1UWKofj8K6"/><text:span text:style-name="T89">⁠ </text:span><text:span text:style-name="T90">dense actin filaments driven by molecular motor </text:span><text:span text:style-name="T89">in a microchannel </text:span><text:span text:style-name="T90">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prOO8ThB6I"/><text:span text:style-name="T85">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prOO8ThB6I"/><text:span text:style-name="T90">⁠ </text:span><text:span text:style-name="T92">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rlDR961FN8"/><text:span text:style-name="T86">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rlDR961FN8"/><text:span text:style-name="T92">⁠ </text:span></text:p>
      <text:p text:style-name="P29"><text:span text:style-name="T65">Having t</text:span><text:span text:style-name="T66">hese non-equilibrium features, </text:span><text:span text:style-name="T65">active matter</text:span><text:span text:style-name="T66"> </text:span><text:span text:style-name="T65">has the potential to advance technologies of great impact </text:span><text:span text:style-name="T67">in material and healthcare industries</text:span><text:span text:style-name="T65">. For example, engineering the self-organization of active matter can help synthesize materials with unprecedented micro- and nano- structure; </text:span><text:span text:style-name="T68">deep understanding of the behavior of active particles </text:span><text:span text:style-name="T11">in real-life settings</text:span><text:span text:style-name="T68"> can </text:span><text:span text:style-name="T11">lead to</text:span><text:span text:style-name="T68"> novel drug delivery technolog</text:span><text:span text:style-name="T67">ies and bioremediation solutions</text:span><text:span text:style-name="T68">. </text:span><text:span text:style-name="T67">However, to achieve the full of active matter, several imperative challenges need to be addressed, </text:span><text:span text:style-name="T69">among which </text:span><text:span text:style-name="T74">determining the </text:span><text:span text:style-name="T75"><text:s/></text:span><text:span text:style-name="T74">behavior of active particles in complex environments </text:span><text:span text:style-name="T76">is most</text:span><text:span text:style-name="T69"> challenging and potentially fruitful.</text:span></text:p>
      <text:p text:style-name="P30"><text:span text:style-name="T71">The challenge comes from the many-body nature and complex particle-particle and particle-wall interactions of active matter. </text:span><text:span text:style-name="T70">This complexity prevents the behav</text:span><text:span text:style-name="T73">io</text:span><text:span text:style-name="T70">r of active </text:span><text:span text:style-name="T12">particles </text:span><text:span text:style-name="T70">from being solved exactly. </text:span><text:span text:style-name="T72">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xrdVyCqBsA"/><text:span text:style-name="T41">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xrdVyCqBsA"/><text:span text:style-name="T13">⁠ In particular, the idea of “</text:span><text:span text:style-name="T35">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aorEGJaMmj"/><text:span text:style-name="T38">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aorEGJaMmj"/><text:span text:style-name="T14">⁠ However, when </text:span><text:span text:style-name="T18">particle-particle </text:span><text:span text:style-name="T14">interactions become important or </text:span><text:span text:style-name="T15">in the presence of boundary</text:span><text:span text:style-name="T14">, non-equilibrium </text:span><text:span text:style-name="T18">phenomena</text:span><text:span text:style-name="T14"> </text:span><text:span text:style-name="T15">such as clustering and collective motion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1yOJoV0kr0"/><text:span text:style-name="T39">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1yOJoV0kr0"/><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2K7M5OrZhZ"/><text:span text:style-name="T40">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2K7M5OrZhZ"/><text:span text:style-name="T16">⁠ </text:span><text:span text:style-name="T17">As a result, a thermodynamic description of active matter systems is still premature, especially in the presence of confining walls. </text:span></text:p>
      <text:p text:style-name="P31"><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ZEQCmV35yM"/><text:span text:style-name="T42">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ZEQCmV35yM"/><text:span text:style-name="T19">⁠ We have a good chance </text:span><text:span text:style-name="T20">of solving the behavior of active matter using these models.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2"><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SIZTZsVmPu"/><text:span text:style-name="T43">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SIZTZsVmPu"/><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38"><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operties&quot;: {&quot;noteIndex&quot;: 0}, &quot;schema&quot;: &quot;https://github.com/citation-style-language/schema/raw/master/csl-citation.json&quot;} RNDqjG6QxJc1Q"/><text:span text:style-name="T44">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operties&quot;: {&quot;noteIndex&quot;: 0}, &quot;schema&quot;: &quot;https://github.com/citation-style-language/schema/raw/master/csl-citation.json&quot;} RNDqjG6QxJc1Q"/><text:span text:style-name="T29">⁠ The rotated confocal microscope at Gulliver-ESPCI will be used for more time resolved vertical motions (Fig. XX). </text:span><text:span text:style-name="T45">Is there a proper citation for confocal?</text:span></text:p>
      <text:p text:style-name="P33"><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46">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58">Methodology (a conceptual framework for research!)</text:p>
      <text:p text:style-name="P59">Aims – Literature reivews – Research questions – Methods – Resources – Ethics – Outcomes </text:p>
      <text:list xml:id="list120357312010784" text:continue-numbering="true" text:style-name="WWNum1">
        <text:list-item>
          <text:list>
            <text:list-item>
              <text:p text:style-name="P56">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7"/>
      <text:p text:style-name="P60"><text:span text:style-name="T36">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and tissue growth on curved surfaces. </text:span></text:p>
      <text:p text:style-name="P61"><text:span text:style-name="T6">LITERATURE REVIEWS </text:span></text:p>
      <text:p text:style-name="P34"/>
      <text:list xml:id="list120357210680057" text:continue-numbering="true" text:style-name="WWNum1">
        <text:list-item>
          <text:list>
            <text:list-item>
              <text:p text:style-name="P56">Quality of the supervision, training and of the two-way transfer of knowledge between the researcher and the host</text:p>
            </text:list-item>
          </text:list>
        </text:list-item>
      </text:list>
      <text:p text:style-name="P48"/>
      <text:p text:style-name="P34">Insert here text for your proposal</text:p>
      <text:p text:style-name="P34"/>
      <text:p text:style-name="P16"><text:span text:style-name="T55">1.4</text:span><text:span text:style-name="T57"><text:tab/></text:span><text:span text:style-name="T55">Quality and appropriateness of the researcher’s professional experience, competences and skills</text:span></text:p>
      <text:p text:style-name="P17"/>
      <text:p text:style-name="P34">Insert here text for your proposal</text:p>
      <text:p text:style-name="P34"/>
      <text:p text:style-name="P22"><text:soft-page-break/>2.<text:tab/>Impact</text:p>
      <text:p text:style-name="P20"><text:s/></text:p>
      <text:p text:style-name="P17">2.1<text:tab/>Credibility of the measures to enhance the career perspectives and employability of the researcher and contribution to his/her skills development</text:p>
      <text:p text:style-name="P17"/>
      <text:p text:style-name="P34">Insert here text for your proposal</text:p>
      <text:p text:style-name="P34"/>
      <text:p text:style-name="P16"><text:span text:style-name="T55">2.2</text:span><text:span text:style-name="T57"><text:tab/></text:span><text:span text:style-name="T55">Suitability and quality of the measures to maximise expected outcomes and impacts, as set out in the dissemination and exploitation plan, including communication activities</text:span></text:p>
      <text:p text:style-name="P34"/>
      <text:p text:style-name="P34">Insert here text for your proposal</text:p>
      <text:p text:style-name="P17">2.3. The magnitude and importance of the project’s contribution to the expected scientific, societal and economic impacts</text:p>
      <text:p text:style-name="P34"/>
      <text:p text:style-name="P34">Insert here text for your proposal</text:p>
      <text:p text:style-name="P34"/>
      <text:p text:style-name="P16"><text:span text:style-name="T52">3.</text:span><text:span text:style-name="T53"><text:tab/></text:span><text:span text:style-name="T52">Quality and Efficiency of the Implementation</text:span></text:p>
      <text:p text:style-name="P17"><text:s/></text:p>
      <text:p text:style-name="P16"><text:span text:style-name="T55">3.1</text:span><text:span text:style-name="T57"><text:tab/></text:span><text:span text:style-name="T55">Quality and effectiveness of the work plan, assessment of risks and appropriateness of the effort assigned to work packages</text:span></text:p>
      <text:p text:style-name="P34"/>
      <text:p text:style-name="P34">Insert here text for your proposal</text:p>
      <text:p text:style-name="P34"/>
      <text:p text:style-name="P16"><text:span text:style-name="T55">3.2</text:span><text:span text:style-name="T57"><text:tab/></text:span><text:span text:style-name="T55">Quality and capacity of the host institutions and participating organisations, including hosting arrangements</text:span><text:span text:style-name="T57"> </text:span></text:p>
      <text:p text:style-name="P34"/>
      <text:p text:style-name="P34">Insert here text for your proposal</text:p>
      <text:p text:style-name="P34"/>
      <text:p text:style-name="P34"/>
      <text:p text:style-name="P18">--------------------------------------- End of page count (max 10 pages) -------------------------------</text:p>
      <text:p text:style-name="P39"/>
      <text:p text:style-name="P41"/>
      <text:p text:style-name="P13">Part B-2</text:p>
      <text:p text:style-name="P10"><text:span text:style-name="T77">(</text:span><text:span text:style-name="T78">No overall page limit applied</text:span><text:span text:style-name="T77">)</text:span></text:p>
      <text:p text:style-name="P11"/>
      <text:p text:style-name="P36">4. <text:tab/>CV of the researcher</text:p>
      <text:p text:style-name="P37">Insert here text for your proposal</text:p>
      <text:p text:style-name="P14"/>
      <text:p text:style-name="P14">5. <text:tab/>Capacity of the Participating Organisation(s) </text:p>
      <text:p text:style-name="P12"/>
      <text:p text:style-name="P16"><text:span text:style-name="T56">5.1 Template table: </text:span><text:span text:style-name="T54">Overview of Participating Organisations</text:span><text:span text:style-name="T56">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Organisation role</text:p>
          </table:table-cell>
          <table:table-cell table:style-name="Table1.A1" office:value-type="string">
            <text:p text:style-name="P26">PIC</text:p>
          </table:table-cell>
          <table:table-cell table:style-name="Table1.A1" office:value-type="string">
            <text:p text:style-name="P26">Legal Entity Short Name</text:p>
          </table:table-cell>
          <table:table-cell table:style-name="Table1.A1" office:value-type="string">
            <text:p text:style-name="P26">Academic organisation</text:p>
            <text:p text:style-name="P26">(Y/N)</text:p>
          </table:table-cell>
          <table:table-cell table:style-name="Table1.A1" office:value-type="string">
            <text:p text:style-name="P26">Country </text:p>
          </table:table-cell>
          <table:table-cell table:style-name="Table1.A1" office:value-type="string">
            <text:p text:style-name="P26">Name of Supervisor </text:p>
          </table:table-cell>
        </table:table-row>
        <table:table-row table:style-name="Table1.2">
          <table:table-cell table:style-name="Table1.A2" office:value-type="string">
            <text:p text:style-name="P24">Beneficiary</text:p>
          </table:table-cell>
          <table:table-cell table:style-name="Table1.B2" office:value-type="string">
            <text:p text:style-name="P23"/>
          </table:table-cell>
          <table:table-cell table:style-name="Table1.C2" office:value-type="string">
            <text:p text:style-name="P23"><text:s/></text:p>
          </table:table-cell>
          <table:table-cell table:style-name="Table1.D2" office:value-type="string">
            <text:p text:style-name="P23"/>
          </table:table-cell>
          <table:table-cell table:style-name="Table1.E2" office:value-type="string">
            <text:p text:style-name="P23"><text:s text:c="2"/></text:p>
          </table:table-cell>
          <table:table-cell table:style-name="Table1.F2" office:value-type="string">
            <text:p text:style-name="P23"><text:s text:c="2"/></text:p>
          </table:table-cell>
        </table:table-row>
        <table:table-row table:style-name="Table1.2">
          <table:table-cell table:style-name="Table1.A3" office:value-type="string">
            <text:p text:style-name="P25">Associated partner linked to a beneficiary (if applicable)</text:p>
          </table:table-cell>
          <table:table-cell table:style-name="Table1.B3" office:value-type="string">
            <text:p text:style-name="P23"/>
          </table:table-cell>
          <table:table-cell table:style-name="Table1.C3" office:value-type="string">
            <text:p text:style-name="P23"><text:s/></text:p>
          </table:table-cell>
          <table:table-cell table:style-name="Table1.D3" office:value-type="string">
            <text:p text:style-name="P23"/>
          </table:table-cell>
          <table:table-cell table:style-name="Table1.E3" office:value-type="string">
            <text:p text:style-name="P23"><text:s text:c="2"/></text:p>
          </table:table-cell>
          <table:table-cell table:style-name="Table1.F3" office:value-type="string">
            <text:p text:style-name="P23"><text:s text:c="2"/></text:p>
          </table:table-cell>
        </table:table-row>
        <table:table-row table:style-name="Table1.2">
          <table:table-cell table:style-name="Table1.A4" office:value-type="string">
            <text:p text:style-name="P24">Associated partner for outgoing phase (mandatory for GF) </text:p>
          </table:table-cell>
          <table:table-cell table:style-name="Table1.B4" office:value-type="string">
            <text:p text:style-name="P23"/>
          </table:table-cell>
          <table:table-cell table:style-name="Table1.C4" office:value-type="string">
            <text:p text:style-name="P23"><text:s/></text:p>
          </table:table-cell>
          <table:table-cell table:style-name="Table1.D4" office:value-type="string">
            <text:p text:style-name="P23"/>
          </table:table-cell>
          <table:table-cell table:style-name="Table1.E4" office:value-type="string">
            <text:p text:style-name="P23"><text:s text:c="2"/></text:p>
          </table:table-cell>
          <table:table-cell table:style-name="Table1.F4" office:value-type="string">
            <text:p text:style-name="P23"><text:s text:c="2"/></text:p>
          </table:table-cell>
        </table:table-row>
        <table:table-row table:style-name="Table1.2">
          <table:table-cell table:style-name="Table1.A5" office:value-type="string">
            <text:p text:style-name="P24">Associated partner for secondment (optional)</text:p>
          </table:table-cell>
          <table:table-cell table:style-name="Table1.B5" office:value-type="string">
            <text:p text:style-name="P23"/>
          </table:table-cell>
          <table:table-cell table:style-name="Table1.C5" office:value-type="string">
            <text:p text:style-name="P23"><text:s/></text:p>
          </table:table-cell>
          <table:table-cell table:style-name="Table1.D5" office:value-type="string">
            <text:p text:style-name="P23"/>
          </table:table-cell>
          <table:table-cell table:style-name="Table1.E5" office:value-type="string">
            <text:p text:style-name="P23"><text:s text:c="2"/></text:p>
          </table:table-cell>
          <table:table-cell table:style-name="Table1.F5" office:value-type="string">
            <text:p text:style-name="P23"><text:s text:c="2"/></text:p>
          </table:table-cell>
        </table:table-row>
        <table:table-row table:style-name="Table1.2">
          <table:table-cell table:style-name="Table1.A6" office:value-type="string">
            <text:p text:style-name="P24">Associated partner for non-academic placement (optional) </text:p>
          </table:table-cell>
          <table:table-cell table:style-name="Table1.B6" office:value-type="string">
            <text:p text:style-name="P23"/>
          </table:table-cell>
          <table:table-cell table:style-name="Table1.C6" office:value-type="string">
            <text:p text:style-name="P23"><text:s/></text:p>
          </table:table-cell>
          <table:table-cell table:style-name="Table1.D6" office:value-type="string">
            <text:p text:style-name="P23"/>
          </table:table-cell>
          <table:table-cell table:style-name="Table1.E6" office:value-type="string">
            <text:p text:style-name="P23"><text:s text:c="2"/></text:p>
          </table:table-cell>
          <table:table-cell table:style-name="Table1.F6" office:value-type="string">
            <text:p text:style-name="P23"><text:s text:c="2"/></text:p>
          </table:table-cell>
        </table:table-row>
        <table:table-row table:style-name="Table1.2">
          <table:table-cell table:style-name="Table1.A7" office:value-type="string">
            <text:p text:style-name="P24">Other: ________</text:p>
          </table:table-cell>
          <table:table-cell table:style-name="Table1.B7" office:value-type="string">
            <text:p text:style-name="P23"/>
          </table:table-cell>
          <table:table-cell table:style-name="Table1.C7" office:value-type="string">
            <text:p text:style-name="P23"><text:s/></text:p>
          </table:table-cell>
          <table:table-cell table:style-name="Table1.D7" office:value-type="string">
            <text:p text:style-name="P23"/>
          </table:table-cell>
          <table:table-cell table:style-name="Table1.E7" office:value-type="string">
            <text:p text:style-name="P23"><text:s text:c="2"/></text:p>
          </table:table-cell>
          <table:table-cell table:style-name="Table1.F7" office:value-type="string">
            <text:p text:style-name="P23"><text:s text:c="2"/></text:p>
          </table:table-cell>
        </table:table-row>
      </table:table>
      <text:p text:style-name="P21"><text:s/></text:p>
      <text:p text:style-name="P50"/>
      <text:p text:style-name="P16"><text:span text:style-name="T56">5.2 Template table: </text:span><text:span text:style-name="T54">Capacity of the Participating Organisations</text:span><text:span text:style-name="T56">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80"></text:span><text:span text:style-name="T79"> Beneficiary (compulsory) </text:span></text:p>
            <text:p text:style-name="P3"><text:span text:style-name="T80"></text:span><text:span text:style-name="T79"> Associated partner linked to a beneficiary (if applicable) </text:span></text:p>
            <text:p text:style-name="P3"><text:span text:style-name="T80"></text:span><text:span text:style-name="T79"> Associated partner for outgoing phase (compulsory for GF only) </text:span></text:p>
            <text:p text:style-name="P3"><text:span text:style-name="T80"></text:span><text:span text:style-name="T81"> </text:span><text:span text:style-name="T79">Associated partner for secondment (optional)</text:span></text:p>
            <text:p text:style-name="P3"><text:span text:style-name="T80"></text:span><text:span text:style-name="T81"> </text:span><text:span text:style-name="T79">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51"/>
      <text:p text:style-name="P51"/>
      <text:p text:style-name="P46">6. <text:tab/>Additional ethics information </text:p>
      <text:p text:style-name="P42"/>
      <text:p text:style-name="P44">Insert here text for your proposal </text:p>
      <text:p text:style-name="P45">(NB: Only if you have additional information that could not be included in the ethics self-assessment)</text:p>
      <text:p text:style-name="P43"/>
      <text:p text:style-name="P43"/>
      <text:p text:style-name="P46">7. <text:tab/>Additional information on security screening</text:p>
      <text:p text:style-name="P42"/>
      <text:p text:style-name="P44">Insert here text for your proposal</text:p>
      <text:p text:style-name="P45">(NB: Only if you answered yes to one of the questions in the security issues table, with the exception of “Does this activity involved HE associated and/or third countries?”)</text:p>
      <text:p text:style-name="P42"/>
      <text:p text:style-name="P53">8. <text:tab/>Letter(s) of commitment from associated partners (host for outgoing phase of Global Fellowship or non-academic placement host)</text:p>
      <text:p text:style-name="P40"/>
      <text:p text:style-name="P44">Insert here text for your proposal</text:p>
      <text:p text:style-name="P52"/>
      <text:p text:style-name="P15"/>
      <text:p text:style-name="P15"/>
      <text:p text:style-name="P15"/>
      <text:p text:style-name="P15"/>
      <text:p text:style-name="P15"/>
      <text:p text:style-name="P15"/>
      <text:p text:style-name="P15"/>
      <text:p text:style-name="P15"/>
      <text:p text:style-name="P27"><text:s/></text:p>
      <text:section text:style-name="Sect1" text:name="ADDIN Mendeley Bibliography CSL_BIBLIOGRAPHY  RNDArXtEFbJcn">
        <text:p text:style-name="P55">1.<text:tab/>Ramaswamy, S. The Mechanics and Statistics of Active Matter. <text:span text:style-name="T87">Annu. Rev. Condens. Matter Phys.</text:span> <text:span text:style-name="T88">1</text:span>, 323–345 (2010).</text:p>
        <text:p text:style-name="P55">2.<text:tab/>Marchetti, M. C. <text:span text:style-name="T87">et al.</text:span> Hydrodynamics of soft active matter. <text:span text:style-name="T87">Rev. Mod. Phys.</text:span> <text:span text:style-name="T88">85</text:span>, 1143–1189 (2013).</text:p>
        <text:p text:style-name="P55"><text:soft-page-break/>3.<text:tab/>Bechinger, C. <text:span text:style-name="T87">et al.</text:span> Active particles in complex and crowded environments. <text:span text:style-name="T87">Rev. Mod. Phys.</text:span> <text:span text:style-name="T88">88</text:span>, (2016).</text:p>
        <text:p text:style-name="P55">4.<text:tab/>Ramaswamy, S. Active matter. <text:span text:style-name="T87">J. Stat. Mech. Theory Exp.</text:span> <text:span text:style-name="T88">2017</text:span>, (2017).</text:p>
        <text:p text:style-name="P55">5.<text:tab/>Ghosh, A., Xu, W., Gupta, N. &amp; Gracias, D. H. Active matter therapeutics. <text:span text:style-name="T87">Nano Today</text:span> <text:span text:style-name="T88">31</text:span>, (2020).</text:p>
        <text:p text:style-name="P55">6.<text:tab/>Chvykov, P. <text:span text:style-name="T87">et al.</text:span> Low rattling: A predictive principle for self-organization in active collectives. <text:span text:style-name="T87">Science (80-. ).</text:span> <text:span text:style-name="T88">371</text:span>, 90–95 (2021).</text:p>
        <text:p text:style-name="P55">7.<text:tab/>Hill, J., Kalkanci, O., McMurry, J. L. &amp; Koser, H. Hydrodynamic surface interactions enable escherichia coli to seek efficient routes to swim upstream. <text:span text:style-name="T87">Phys. Rev. Lett.</text:span> <text:span text:style-name="T88">98</text:span>, 068101 (2007).</text:p>
        <text:p text:style-name="P55">8.<text:tab/>Kaya, T. &amp; Koser, H. Direct upstream motility in Escherichia coli. <text:span text:style-name="T87">Biophys. J.</text:span> <text:span text:style-name="T88">102</text:span>, 1514–1523 (2012).</text:p>
        <text:p text:style-name="P55">9.<text:tab/>Wu, K. T. <text:span text:style-name="T87">et al.</text:span> Transition from turbulent to coherent flows in confined three-dimensional active fluids. <text:span text:style-name="T87">Science (80-. ).</text:span> <text:span text:style-name="T88">355</text:span>, (2017).</text:p>
        <text:p text:style-name="P55">10.<text:tab/>Solon, A. P. <text:span text:style-name="T87">et al.</text:span> Pressure is not a state function for generic active fluids. <text:span text:style-name="T87">Nat. Phys.</text:span> <text:span text:style-name="T88">11</text:span>, 673–678 (2015).</text:p>
        <text:p text:style-name="P55">11.<text:tab/>Takatori, S. C. &amp; Brady, J. F. Towards a thermodynamics of active matter. <text:span text:style-name="T87">Phys. Rev. E - Stat. Nonlinear, Soft Matter Phys.</text:span> <text:span text:style-name="T88">91</text:span>, 032117 (2015).</text:p>
        <text:p text:style-name="P55">12.<text:tab/>Marini Bettolo Marconi, U. &amp; Maggi, C. Towards a statistical mechanical theory of active fluids. <text:span text:style-name="T87">Soft Matter</text:span> <text:span text:style-name="T88">11</text:span>, 8768–8781 (2015).</text:p>
        <text:p text:style-name="P55">13.<text:tab/>Wu, X.-L. &amp; Libchaber, A. Particle diffusion in a quasi-two-dimensional bacterial bath. <text:span text:style-name="T87">Phys. Rev. Lett.</text:span> <text:span text:style-name="T88">84</text:span>, (2000).</text:p>
        <text:p text:style-name="P55">14.<text:tab/>Tailleur, J. &amp; Cates, M. E. Sedimentation, trapping, and rectification of dilute bacteria. <text:span text:style-name="T87">Epl</text:span> <text:span text:style-name="T88">86</text:span>, (2009).</text:p>
        <text:p text:style-name="P55">15.<text:tab/>Palacci, J., Cottin-Bizonne, C., Ybert, C. &amp; Bocquet, L. Sedimentation and effective temperature of active colloidal suspensions. <text:span text:style-name="T87">Phys. Rev. Lett.</text:span> <text:span text:style-name="T88">105</text:span>, 1–4 (2010).</text:p>
        <text:p text:style-name="P55">16.<text:tab/>Maggi, C., Lepore, A., Solari, J., Rizzo, A. &amp; Di Leonardo, R. Motility fractionation of bacteria by centrifugation. <text:span text:style-name="T87">Soft Matter</text:span> <text:span text:style-name="T88">9</text:span>, 10885–10890 (2013).</text:p>
        <text:p text:style-name="P55">17.<text:tab/>Wioland, H., Lushi, E. &amp; Goldstein, R. E. Directed collective motion of bacteria under channel confinement. <text:span text:style-name="T87">New J. Phys.</text:span> <text:span text:style-name="T88">18</text:span>, (2016).</text:p>
        <text:p text:style-name="P55">18.<text:tab/>Argun, A. <text:span text:style-name="T87">et al.</text:span> Non-Boltzmann stationary distributions and nonequilibrium relations in active baths. <text:span text:style-name="T87">Phys. Rev. E</text:span> <text:span text:style-name="T88">94</text:span>, 1–9 (2016).</text:p>
        <text:p text:style-name="P55">19.<text:tab/>Solon, A. P. <text:span text:style-name="T87">et al.</text:span> Pressure and phase equilibria in interacting active Brownian spheres. <text:span text:style-name="T87">Phys. Rev. Lett.</text:span> <text:span text:style-name="T88">114</text:span>, 198301 (2015).</text:p>
        <text:p text:style-name="P55">20.<text:tab/>Nikola, N. <text:span text:style-name="T87">et al.</text:span> Active Particles with Soft and Curved Walls: Equation of State, Ratchets, and Instabilities. <text:span text:style-name="T87">Phys. Rev. Lett.</text:span> <text:span text:style-name="T88">117</text:span>, 1–5 (2016).</text:p>
        <text:p text:style-name="P55"><text:soft-page-break/>21.<text:tab/>Junot, G., Briand, G., Ledesma-Alonso, R. &amp; Dauchot, O. Active versus Passive Hard Disks against a Membrane: Mechanical Pressure and Instability. <text:span text:style-name="T87">Phys. Rev. Lett.</text:span> <text:span text:style-name="T88">119</text:span>, 1–5 (2017).</text:p>
        <text:p text:style-name="P55">22.<text:tab/>Shaebani, M. R., Wysocki, A., Winkler, R. G., Gompper, G. &amp; Rieger, H. Computational models for active matter. <text:span text:style-name="T87">Nat. Rev. Phys.</text:span> <text:span text:style-name="T88">2</text:span>, 181–199 (2020).</text:p>
        <text:p text:style-name="P55">23.<text:tab/>Utada, A. S. <text:span text:style-name="T87">et al.</text:span> Monodisperse double emulsions generated from a microcapillary device. <text:span text:style-name="T87">Science (80-. ).</text:span> <text:span text:style-name="T88">308</text:span>, 537–541 (2005).</text:p>
        <text:p text:style-name="P55">24.<text:tab/>Utada, A. S. <text:span text:style-name="T87">et al.</text:span> Dripping, jetting, drops, and wetting: The magic of microfluidics. <text:span text:style-name="T87">MRS Bull.</text:span> <text:span text:style-name="T88">32</text:span>, 702–708 (2007).</text:p>
        <text:p text:style-name="P54">25.<text:tab/>Darnige, T., Figueroa-Morales, N., Bohec, P., Lindner, A. &amp; Clément, E. Lagrangian 3D tracking of fluorescent microscopic objects in motion. <text:span text:style-name="T87">Rev. Sci. Instrum.</text:span> <text:span text:style-name="T88">88</text:span>, 055106 (2017).</text:p>
      </text:section>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6"><draw:text-box><text:p text:style-name="MP2"><text:span text:style-name="MT9">Part B - Page </text:span><text:span text:style-name="MT9"><text:page-number text:select-page="current">7</text:page-number></text:span><text:span text:style-name="MT9"><text:s/>of 14</text:span></text:p></draw:text-box></draw:frame><draw:frame draw:style-name="Mfr2" draw:name="Image1" text:anchor-type="as-char" svg:width="6.2591in" svg:height="0.2752in" draw:z-index="13"><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26T12:03:56.866927978</dc:date>
    <dc:creator>Zhengyang Liu</dc:creator>
    <meta:editing-duration>PT22H5M51S</meta:editing-duration>
    <meta:editing-cycles>8</meta:editing-cycles>
    <meta:generator>LibreOffice/6.4.7.2$Linux_X86_64 LibreOffice_project/40$Build-2</meta:generator>
    <meta:document-statistic meta:table-count="2" meta:image-count="1" meta:object-count="0" meta:page-count="7" meta:paragraph-count="126" meta:word-count="2055" meta:character-count="13611" meta:non-whitespace-character-count="11609"/>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